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, monospace"/>
    <style:font-face style:name="sans-serif" svg:font-family="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master-page-name="Standard">
      <style:paragraph-properties style:page-number="auto"/>
      <style:text-properties officeooo:paragraph-rsid="085d74a0"/>
    </style:style>
    <style:style style:name="P2" style:family="paragraph" style:parent-style-name="Text_20_body">
      <style:text-properties officeooo:paragraph-rsid="085d74a0"/>
    </style:style>
    <style:style style:name="P3" style:family="paragraph" style:parent-style-name="Text_20_body">
      <style:text-properties officeooo:paragraph-rsid="085e95d7"/>
    </style:style>
    <style:style style:name="T1" style:family="text">
      <style:text-properties fo:font-variant="normal" fo:text-transform="none" fo:color="#000000" style:text-line-through-style="none" style:text-line-through-type="none" style:font-name="Monospace" fo:font-size="11pt" fo:letter-spacing="normal" fo:language="en" fo:country="IN" fo:font-style="normal" style:text-underline-style="none" fo:font-weight="normal" officeooo:rsid="085d74a0" style:letter-kerning="true" style:text-blinking="fals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 loext:padding="0.049cm" loext:border="0.06pt solid #dddddd"/>
    </style:style>
    <style:style style:name="T2" style:family="text">
      <style:text-properties fo:font-variant="normal" fo:text-transform="none" fo:color="#000000" style:text-line-through-style="none" style:text-line-through-type="none" style:font-name="Monospace" fo:font-size="11pt" fo:letter-spacing="normal" fo:language="en" fo:country="IN" fo:font-style="normal" style:text-underline-style="none" fo:font-weight="normal" officeooo:rsid="085e95d7" style:letter-kerning="true" style:text-blinking="fals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 loext:padding="0.049cm" loext:border="0.06pt solid #ddddd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">Great info on joins:</text:span></text:span></text:p>
      <text:p text:style-name="P2"><text:a xlink:type="simple" xlink:href="https://stackoverflow.com/questions/5706437/whats-the-difference-between-inner-join-left-join-right-join-and-full-join" text:style-name="Internet_20_link" text:visited-style-name="Visited_20_Internet_20_Link"><text:span text:style-name="Source_20_Text"><text:span text:style-name="T1">https://stackoverflow.com/questions/5706437/whats-the-difference-between-inner-join-left-join-right-join-and-full-join</text:span></text:span></text:a></text:p>
      <text:p text:style-name="P3"><text:span text:style-name="Source_20_Text"><text:span text:style-name="T2">Inner join is the default join in sql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, monospace"/>
    <style:font-face style:name="sans-serif" svg:font-family="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1:46:55</meta:creation-date>
    <dc:language>en-IN</dc:language>
    <dc:date>2020-06-08T08:13:31.623102204</dc:date>
    <meta:editing-cycles>1717</meta:editing-cycles>
    <meta:editing-duration>P7DT4H47M32S</meta:editing-duration>
    <meta:generator>LibreOffice/6.0.7.3$Linux_X86_64 LibreOffice_project/00m0$Build-3</meta:generator>
    <meta:document-statistic meta:table-count="0" meta:image-count="0" meta:object-count="0" meta:page-count="1" meta:paragraph-count="3" meta:word-count="13" meta:character-count="176" meta:non-whitespace-character-count="166"/>
  </office:meta>
</office:document-meta>
</file>